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Yu Mincho" svg:font-family="Yu Mincho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style="italic" style:font-style-asian="italic" style:font-style-complex="italic"/>
    </style:style>
    <style:style style:name="P6" style:parent-style-name="Normal" style:list-style-name="LFO1" style:family="paragraph"/>
    <style:style style:name="T7" style:parent-style-name="Fuentedepárrafopredeter." style:family="text">
      <style:text-properties fo:font-weight="bold" style:font-weight-asian="bold" style:font-weight-complex="bold"/>
    </style:style>
    <style:style style:name="T8" style:parent-style-name="Fuentedepárrafopredeter." style:family="text">
      <style:text-properties fo:font-style="italic" style:font-style-asian="italic" style:font-style-complex="italic"/>
    </style:style>
    <style:style style:name="P9" style:parent-style-name="Normal" style:list-style-name="LFO1" style:family="paragraph">
      <style:text-properties fo:font-weight="bold" style:font-weight-asian="bold" style:font-weight-complex="bold"/>
    </style:style>
    <style:style style:name="P10" style:parent-style-name="NormalWeb" style:list-style-name="LFO1" style:family="paragraph"/>
    <style:style style:name="T11" style:parent-style-name="Textoennegrita" style:family="text">
      <style:text-properties style:font-name-asian="Yu Gothic Light"/>
    </style:style>
    <style:style style:name="P12" style:parent-style-name="NormalWeb" style:list-style-name="LFO1" style:family="paragraph"/>
    <style:style style:name="T13" style:parent-style-name="Textoennegrita" style:family="text">
      <style:text-properties style:font-name-asian="Yu Gothic Light"/>
    </style:style>
    <style:style style:name="P14" style:parent-style-name="NormalWeb" style:list-style-name="LFO1" style:family="paragraph"/>
    <style:style style:name="T15" style:parent-style-name="Énfasis" style:family="text">
      <style:text-properties style:font-name-asian="Yu Gothic Light"/>
    </style:style>
    <style:style style:name="T16" style:parent-style-name="Textoennegrita" style:family="text">
      <style:text-properties style:font-name-asian="Yu Gothic Light"/>
    </style:style>
    <style:style style:name="T17" style:parent-style-name="Textoennegrita" style:family="text">
      <style:text-properties style:font-name-asian="Yu Gothic Light"/>
    </style:style>
    <style:style style:name="T18" style:parent-style-name="Textoennegrita" style:family="text">
      <style:text-properties style:font-name-asian="Yu Gothic Light"/>
    </style:style>
    <style:style style:name="T19" style:parent-style-name="Textoennegrita" style:family="text">
      <style:text-properties style:font-name-asian="Yu Gothic Light"/>
    </style:style>
    <style:style style:name="T20" style:parent-style-name="Textoennegrita" style:family="text">
      <style:text-properties style:font-name-asian="Yu Gothic Light"/>
    </style:style>
    <style:style style:name="T21" style:parent-style-name="Textoennegrita" style:family="text">
      <style:text-properties style:font-name-asian="Yu Gothic Light"/>
    </style:style>
    <style:style style:name="T22" style:parent-style-name="Textoennegrita" style:family="text">
      <style:text-properties style:font-name-asian="Yu Gothic Light"/>
    </style:style>
    <style:style style:name="T23" style:parent-style-name="Textoennegrita" style:family="text">
      <style:text-properties style:font-name="Wingdings" style:font-name-asian="Wingdings" style:font-name-complex="Wingdings"/>
    </style:style>
    <style:style style:name="T24" style:parent-style-name="Textoennegrita" style:family="text">
      <style:text-properties style:font-name-asian="Yu Gothic Ligh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Dashboard en<text:s/>Python</text:p>
      <text:p text:style-name="Normal"/>
      <text:p text:style-name="P2">Qué librería elegir?</text:p>
      <text:list text:style-name="LFO1" text:continue-numbering="true">
        <text:list-item>
          <text:p text:style-name="P3"><text:span text:style-name="T4">Streamlit</text:span><text:s/>→<text:s/><text:span text:style-name="T5">la más rápida para prototipar</text:span>. Muy poca “ceremonia”, perfecto para filtros, KPIs, gráficos y despliegue rápido.</text:p>
        </text:list-item>
        <text:list-item>
          <text:p text:style-name="P6"><text:span text:style-name="T7">Plotly Dash</text:span><text:s/>→<text:s/><text:span text:style-name="T8">más control y escalable</text:span>. App web full (callbacks, layout complejo, múltiples páginas).</text:p>
        </text:list-item>
        <text:list-item>
          <text:p text:style-name="P9">Flet:</text:p>
          <text:list text:continue-numbering="true">
            <text:list-item>
              <text:p text:style-name="P10">Es un<text:s/><text:span text:style-name="T11">framework en Python (y otros lenguajes)</text:span><text:s/>para crear apps web, de escritorio y móviles.</text:p>
            </text:list-item>
            <text:list-item>
              <text:p text:style-name="P12">Usa<text:s/><text:span text:style-name="T13">Flutter por debajo</text:span><text:s/>(la librería de Google), pero tú programas en Python → no necesitas Dart.</text:p>
            </text:list-item>
            <text:list-item>
              <text:p text:style-name="P14">La idea:<text:s/><text:span text:style-name="T15">“construye interfaces modernas (como apps móviles) directamente desde Python”</text:span>.</text:p>
            </text:list-item>
          </text:list>
        </text:list-item>
      </text:list>
      <text:p text:style-name="NormalWeb"><text:span text:style-name="T16">Quiero ir rápido y compartir ya</text:span><text:s/>→<text:s/><text:span text:style-name="T17">Streamlit</text:span></text:p>
      <text:p text:style-name="NormalWeb"><text:span text:style-name="T18">Necesito rutas, auth, componentes custom</text:span><text:s/>→<text:s/><text:span text:style-name="T19">Dash</text:span></text:p>
      <text:p text:style-name="NormalWeb"><text:span text:style-name="T20">UI moderna, multiplataforma y parecido a una app completa</text:span><text:span text:style-name="T21"><text:s/>con botones y navegaciones</text:span><text:span text:style-name="T22"><text:s/></text:span><text:span text:style-name="T23"></text:span><text:span text:style-name="T24"><text:s/>Flet</text:span></text:p>
      <text:p text:style-name="Normal"/>
      <text:p text:style-name="Normal">Usando la librería streamlit</text:p>
      <text:p text:style-name="Normal"><draw:frame draw:style-name="a0" draw:name="Imagen 1" text:anchor-type="as-char" svg:x="0in" svg:y="0in" svg:width="5.90556in" svg:height="0.22986in" style:rel-width="scale" style:rel-height="scale"><draw:image xlink:href="media/image1.png" xlink:type="simple" xlink:show="embed" xlink:actuate="onLoad"/><svg:title/><svg:desc/></draw:frame></text:p>
      <text:p text:style-name="Normal"><text:a xlink:href="https://www.youtube.com/watch?v=7yAw1nPareM" office:target-frame-name="_top" xlink:show="replace"><text:span text:style-name="Hipervínculo">https://www.youtube.com/watch?v=7yAw1nPareM</text:span></text:a></text:p>
      <text:p text:style-name="Normal"><text:a xlink:href="https://github.com/AbhisheakSaraswat/PythonStreamlit/" office:target-frame-name="_top" xlink:show="replace"><text:span text:style-name="Hipervínculo">https://github.com/AbhisheakSaraswat/PythonStreamlit/</text:span></text:a></text:p>
      <text:p text:style-name="Normal"><text:a xlink:href="https://streamlit-emoji-shortcodes-streamlit-app-gwckff.streamlit.app/" office:target-frame-name="_top" xlink:show="replace"><text:span text:style-name="Hipervínculo">https://streamlit-emoji-shortcodes-streamlit-app-gwckff.streamlit.app/</text:span></text:a></text:p>
      <text:p text:style-name="Normal"><text:a xlink:href="https://www.kaggle.com/datasets/vivek468/superstore-dataset-final" office:target-frame-name="_top" xlink:show="replace"><text:span text:style-name="Hipervínculo">https://www.kaggle.com/datasets/vivek468/superstore-dataset-final</text:span></text:a></text:p>
      <text:p text:style-name="Normal"><text:a xlink:href="https://www.youtube.com/watch?v=kUbLhVI6Lms" office:target-frame-name="_top" xlink:show="replace"><text:span text:style-name="Hipervínculo">https://www.youtube.com/watch?v=kUbLhVI6Lms</text:span></text:a></text:p>
      <text:p text:style-name="Normal">para el ejemplo “ejemplo streamlit” ejecuta:</text:p>
      <text:p text:style-name="Normal">pip install streamlit plotly pandas</text:p>
      <text:p text:style-name="Normal">streamlit run streamlit_app.py</text:p>
      <text:p text:style-name="Normal"/>
      <text:p text:style-name="Normal"/>
      <text:soft-page-break/>
      <text:p text:style-name="Normal">usando librería<text:s/>plotly<text:s/>dash:</text:p>
      <text:p text:style-name="Normal"><text:a xlink:href="https://dash.plotly.com/" office:target-frame-name="_top" xlink:show="replace"><text:span text:style-name="Hipervínculo">https://dash.plotly.com/</text:span></text:a></text:p>
      <text:p text:style-name="Normal"><text:a xlink:href="https://www.youtube.com/watch?v=ArnxeE1NuMM" office:target-frame-name="_top" xlink:show="replace"><text:span text:style-name="Hipervínculo">https://www.youtube.com/watch?v=ArnxeE1NuMM</text:span></text:a></text:p>
      <text:p text:style-name="Normal">para el ejemplo “ejemplo dash” ejecuta:</text:p>
      <text:p text:style-name="Normal">pip install dash plotly pandas</text:p>
      <text:p text:style-name="Normal">python app.py</text:p>
      <text:p text:style-name="Normal"/>
      <text:p text:style-name="Normal">usando librería flet:</text:p>
      <text:p text:style-name="Normal"><text:a xlink:href="https://www.youtube.com/watch?v=g9glnxLcc-U&amp;list=PLfSVB4Wge3DLFBx_RMcCCkeGWhOuDeB3-" office:target-frame-name="_top" xlink:show="replace"><text:span text:style-name="Hipervínculo">https://www.youtube.com/watch?v=g9glnxLcc-U&amp;list=PLfSVB4Wge3DLFBx_RMcCCkeGWhOuDeB3-</text:span></text:a><text:s/></text:p>
      <text:p text:style-name="Normal">para el ejemplo “ejemplo flet” ejecuta</text:p>
      <text:p text:style-name="Normal">pip install flet</text:p>
      <text:p text:style-name="Normal">python app.py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Yu Mincho" svg:font-family="Yu Mincho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ja" style:country-asian="JP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Yu Gothic Light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Yu Gothic Light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Yu Gothic Light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Yu Gothic Light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Yu Gothic Light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Yu Gothic Light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Yu Gothic Light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Yu Gothic Light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hyphenate="tru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a maria sosa berlanga</meta:initial-creator>
    <dc:creator>ana maria sosa berlanga</dc:creator>
    <meta:creation-date>2025-09-24T16:11:00Z</meta:creation-date>
    <dc:date>2025-09-24T16:56:00Z</dc:date>
    <meta:template xlink:href="Normal.dotm" xlink:type="simple"/>
    <meta:editing-cycles>12</meta:editing-cycles>
    <meta:editing-duration>PT1980S</meta:editing-duration>
    <meta:document-statistic meta:page-count="2" meta:paragraph-count="4" meta:word-count="320" meta:character-count="2076" meta:row-count="14" meta:non-whitespace-character-count="1760"/>
  </office:meta>
</office:document-meta>
</file>